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4.3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88.21pt"/>
    </style:style>
    <style:style style:name="co4" style:family="table-column">
      <style:table-column-properties fo:break-before="auto" style:column-width="149.19pt"/>
    </style:style>
    <style:style style:name="co5" style:family="table-column">
      <style:table-column-properties fo:break-before="auto" style:column-width="95.1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LoRa_RevB-868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Default"/>
        <table:table-column table:style-name="co5" table:default-cell-style-name="Default"/>
        <table:table-column table:style-name="co6" table:number-columns-repeated="1017" table:default-cell-style-name="ce3"/>
        <table:table-row table:style-name="ro1"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<text:s/>SMD ИНД 0402 10 nH LQP15MN10NG02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4</text:p>
          </table:table-cell>
          <table:table-cell table:style-name="ce2" office:value-type="string" calcext:value-type="string">
            <text:p>L_0402_5MIL_DW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SMD ИС SX1276IMLTR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QFN-28_EP_6x6_Pitch0.65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F-SHIELD-20X15X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HIELD1</text:p>
          </table:table-cell>
          <table:table-cell table:style-name="ce2" office:value-type="string" calcext:value-type="string">
            <text:p>Shield162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MD ИНД 0402 33 nH ±5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L_0402_5MIL_DW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MD ИНД 0402 6.8 nH ±5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3</text:p>
          </table:table-cell>
          <table:table-cell table:style-name="ce2" office:value-type="string" calcext:value-type="string">
            <text:p>L_0402_5MIL_DW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MD ИНД 0402 8.2 nH ±0.3n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5</text:p>
          </table:table-cell>
          <table:table-cell table:style-name="ce2" office:value-type="string" calcext:value-type="string">
            <text:p>L_0402_5MIL_DW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MD КОНД 0402 1.2 PF +-0.25 PF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(n.a.) C12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MD КОНД 0402 100 NF 10% 10VDC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3,C4,C5,C6,C20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MD КОНД 0402 15 PF NP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1,C2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MD КОНД 0402 2.2 PF C0G +-0.1P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19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MD КОНД 0402 33 PF +-0.25 P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9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MD КОНД 0402 4.2 PF +-0.25p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13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MD КОНД 0402 4.7 PF C0G 50VDC +/-0.1P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11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MD КОНД 0402 47 PF C0G 5% 50VD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7,C8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MD КОНД 0603 22 UF 6.3V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10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MD РЕЗОНАТОР КВАРЦ SMD2016 32.000 Mhz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SMD2016_4p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MD СЪЕДИНИТЕЛ U.FL за GSM антена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T_ANT1</text:p>
          </table:table-cell>
          <table:table-cell table:style-name="ce2" office:value-type="string" calcext:value-type="string">
            <text:p>U.FL-R-SMT-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ГПП LoRa_RevB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104855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'LoRa_RevB-868'.A2:'LoRa_RevB-868'.AMJ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 style:data-style-name="N2" text:time-value="15:23:15.7751391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1T15:23:37.454767759</dc:date>
    <meta:editing-duration>PT18M22S</meta:editing-duration>
    <meta:editing-cycles>7</meta:editing-cycles>
    <meta:generator>LibreOffice/6.0.7.3$Linux_X86_64 LibreOffice_project/00m0$Build-3</meta:generator>
    <meta:document-statistic meta:table-count="1" meta:cell-count="74" meta:object-count="0"/>
  </office:meta>
</office:document-meta>
</file>